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f24f" officeooo:paragraph-rsid="0018f24f"/>
    </style:style>
    <style:style style:name="P2" style:family="paragraph" style:parent-style-name="Standard">
      <style:paragraph-properties fo:text-align="center" style:justify-single-word="false"/>
      <style:text-properties officeooo:rsid="0018f24f" officeooo:paragraph-rsid="0018f24f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8f24f" officeooo:paragraph-rsid="0018f24f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8f24f" officeooo:paragraph-rsid="001b32a1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983ea" officeooo:paragraph-rsid="001983e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983ea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ny Barnes</text:p>
      <text:p text:style-name="P1">ECE 375 / 013</text:p>
      <text:p text:style-name="P1">January 19, 2017</text:p>
      <text:p text:style-name="P1"/>
      <text:p text:style-name="P2">Lab 1 Study Questions</text:p>
      <text:p text:style-name="P2"/>
      <text:list xml:id="list6352749207998466166" text:style-name="L1">
        <text:list-item>
          <text:p text:style-name="P3">The font used for source code in lab write ups is <text:span text:style-name="T1">Courier New </text:span><text:span text:style-name="T2">at font size 8.</text:span></text:p>
        </text:list-item>
        <text:list-item>
          <text:p text:style-name="P4"><text:span text:style-name="T2">Pre-compiler directives are special instructions handled before the code is compiled or assembled. They serve the purpose of directing the compiler and improving human readability of the source code. The </text:span><text:span text:style-name="T1">.def</text:span><text:span text:style-name="T2"> directive creates a name that refers to a particular register </text:span><text:span text:style-name="T3">such as r17.</text:span><text:span text:style-name="T2"> On the other hand, the </text:span><text:span text:style-name="T1">.equ</text:span><text:span text:style-name="T2"> directive creates a name that refers to an expression such as 1 &lt;&lt; 2. </text:span></text:p>
        </text:list-item>
        <text:list-item>
          <text:p text:style-name="P4"><text:span text:style-name="T3">(1 &lt;&lt; 3) = b00001000</text:span></text:p>
          <text:p text:style-name="P5"><text:span text:style-name="T2">(2 &lt;&lt; 2) = b00001000</text:span></text:p>
          <text:p text:style-name="P5"><text:span text:style-name="T2">(8 &gt;&gt; 1) = b00000100</text:span></text:p>
          <text:p text:style-name="P5"><text:span text:style-name="T2">(1 &lt;&lt; 0) = b00000001</text:span></text:p>
          <text:p text:style-name="P5"><text:span text:style-name="T2">(6 &gt;&gt; 1|1 &lt;&lt; 6) = (b00000011 | b01000000) = b01000011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4:03:56.794627436</meta:creation-date>
    <dc:date>2017-01-17T14:26:38.857678601</dc:date>
    <meta:editing-duration>PT1M51S</meta:editing-duration>
    <meta:editing-cycles>1</meta:editing-cycles>
    <meta:document-statistic meta:table-count="0" meta:image-count="0" meta:object-count="0" meta:page-count="1" meta:paragraph-count="11" meta:word-count="128" meta:character-count="660" meta:non-whitespace-character-count="545"/>
    <meta:generator>LibreOffice/5.1.4.2$Linux_X86_64 LibreOffice_project/10m0$Build-2</meta:generator>
  </office:meta>
</office:document-meta>
</file>